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DKDDM+NimbusRomNo9L-Regu" svg:font-family="SDKDDM+NimbusRomNo9L-Regu"/>
    <style:font-face style:name="Bitstream Vera Sans Mono" svg:font-family="'Bitstream Vera Sans Mono'" style:font-pitch="fixed"/>
    <style:font-face style:name="Courier New" svg:font-family="'Courier New'" style:font-family-generic="modern" style:font-pitch="fixed"/>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Preformatted_20_Text">
      <style:paragraph-properties fo:text-align="start" style:justify-single-word="false"/>
      <style:text-properties style:font-name="Bitstream Vera Sans" fo:font-size="16pt" fo:font-weight="bold" style:font-size-asian="16pt" style:font-weight-asian="bold" style:font-size-complex="16pt" style:font-weight-complex="bold"/>
    </style:style>
    <style:style style:name="P2" style:family="paragraph" style:parent-style-name="Preformatted_20_Text">
      <style:text-properties style:font-name="Bitstream Vera Sans" fo:font-size="14pt" style:font-size-asian="14pt" style:font-size-complex="14pt"/>
    </style:style>
    <style:style style:name="P3" style:family="paragraph" style:parent-style-name="Preformatted_20_Text">
      <style:text-properties style:font-name="Bitstream Vera Sans" fo:font-size="16pt" fo:font-weight="bold" style:font-size-asian="16pt" style:font-weight-asian="bold" style:font-size-complex="16pt" style:font-weight-complex="bold"/>
    </style:style>
    <style:style style:name="P4" style:family="paragraph" style:parent-style-name="Preformatted_20_Text">
      <style:text-properties style:font-name="Bitstream Vera Sans" fo:font-size="14pt" fo:font-weight="bold" style:font-size-asian="14pt" style:font-weight-asian="bold" style:font-size-complex="14pt" style:font-weight-complex="bold"/>
    </style:style>
    <style:style style:name="T1" style:family="text">
      <style:text-properties style:text-position="sub 58%"/>
    </style:style>
    <style:style style:name="T2" style:family="text">
      <style:text-properties style:font-name-asian="Courier New" style:font-name-complex="Courier New"/>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tyle="italic" style:font-style-asian="italic" style:font-style-complex="italic"/>
    </style:style>
    <style:style style:name="T5" style:family="text">
      <style:text-properties style:font-name-asian="SDKDDM+NimbusRomNo9L-Regu" style:font-name-complex="SDKDDM+NimbusRomNo9L-Regu"/>
    </style:style>
    <style:style style:name="T6" style:family="text">
      <style:text-properties fo:font-weight="bold" style:font-weight-asian="bold" style:font-weight-complex="bold"/>
    </style:style>
    <style:style style:name="T7" style:family="text">
      <style:text-properties style:font-name="Bitstream Vera Sans Mono"/>
    </style:style>
    <style:style style:name="T8" style:family="text">
      <style:text-properties style:font-name="Bitstream Vera Sans"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ploying a Wireless Sensor Network on an Active Volcano</text:p>
      <text:p text:style-name="P2">Geoffrey Werner-Allen<text:span text:style-name="T1">1</text:span>, Konrad Lorincz<text:span text:style-name="T1">1</text:span>, Mario Ruiz<text:span text:style-name="T1">3,4</text:span>, Omar Marcillo<text:span text:style-name="T1">2,4</text:span>, Jeff Johnson<text:span text:style-name="T1">2</text:span>, Jonathan Lees<text:span text:style-name="T1">3</text:span>, and Matt Welsh<text:span text:style-name="T1">1</text:span> <text:s/></text:p>
      <text:p text:style-name="P2"/>
      <text:p text:style-name="P2">1. Division of Engineering and Applied Sciences, Harvard University</text:p>
      <text:p text:style-name="P2">2. Dept. of Earth Sciences, University of New Hampshire</text:p>
      <text:p text:style-name="P2">3. Dept. of Geological Sciences, University of North Carolina</text:p>
      <text:p text:style-name="P2">4. Instituto Geof<text:span text:style-name="T2">í</text:span>sico, Escuela Polit<text:span text:style-name="T2">é</text:span>cnica Nacional, Ecuador</text:p>
      <text:p text:style-name="P2"/>
      <text:p text:style-name="P3">ABSTRACT</text:p>
      <text:p text:style-name="P2">Wireless sensor networks have the potential to aid the study of active volcanoes. Augmenting heavy and power-hungry data collection equipment with lighter, smaller wireless sensor network nodes leads to faster, larger deployments. Arrays consisting of dozens of wireless sensor nodes are now possible. The additional scale and resolution of these networks permits scientific studies not feasible with traditional instrumentation. Designing sensor networks to support volcanic studies requires addressing the high data rates and high data fidelity these studies demand. We have designed a sensor network application for volcanic data collection that relies on triggered event detection and reliable data retrieval to meet bandwidth and data quality demands. Here we describe our design and relate our experience deploying our network on Volc<text:span text:style-name="T2">á</text:span>n a Reventador, an active volcano in northern Ecuador.</text:p>
      <text:p text:style-name="P2"/>
      <text:p text:style-name="P2"><text:span text:style-name="T3">I. INTRODUCTION</text:span></text:p>
      <text:p text:style-name="P2">Wireless sensor networks, comprised of many resource-limited nodes linked by low-bandwidth wireless radios, have been the focus of intense research during the last few years. Ever since their conception, wireless sensor networks have excited other scientific communities because of their potential to facilitate data acquisition and scientific studies. Collaborations between computer scientists and other domain scientists have produced networks capable of recording data at a scale and resolution not previously possible. Wireless sensor networks have the potential to greatly advance the pursuit of scientific knowledge across a wide variety of disciplines.</text:p>
      <text:p text:style-name="P2"/>
      <text:p text:style-name="P2">Two years ago, our team of computer scientists from Harvard University began collaborating with volcanologists at the University of North Carolina, the University of New Hampshire, and the Instituto Geof<text:span text:style-name="T2">í</text:span>sico in Ecuador. Studying active volcanoes involves a wide range of instrumentation, including arrays built to collect seismic and infrasonic (low-frequency acoustic) signals. In the summer of 2004 we deployed a small wireless sensor network on Volc<text:span text:style-name="T2">á</text:span>n Tungurahua in central Ecuador as a proof of concept [1]. For three days four nodes equipped with microphones collected continuous data from the erupting volcano.</text:p>
      <text:p text:style-name="P2"/>
      <text:p text:style-name="P2">In August, 2005, we deployed a larger, more capable network on Volc<text:span text:style-name="T2">á</text:span>n Reventador in northern Ecuador. The array consisted of sixteen nodes equipped with seismoacoustic sensors deployed over 3 km. Collected data was routed through a multihop network and over a longdistance radio link to an observatory where it was logged by a laptop. Over three weeks our network captured 230 volcanic events, producing useful data and providing the opportunity for us to evaluate the performance of large-scale sensor networks for collecting high-resolution volcanic data.</text:p>
      <text:p text:style-name="P2"/>
      <text:p text:style-name="P2">In contrast with existing volcanic data acquisition equipment, our nodes are smaller, lighter, and consume less power. The resulting improved spatial distribution greatly facilitates scientific studies of wave propagation phenomena and volcanic source mechanisms. Additionally, and extremely important for a successful collaboration, the volcanic data collection application includes challenging computer science problems. Studying active volcanoes requires <text:span text:style-name="T4">high data rates</text:span>, demands <text:span text:style-name="T4">high data fidelity</text:span> and necessitates sparse arrays with <text:span text:style-name="T4">high spatial separation</text:span> between nodes. The intersection of these scientific requirements with the current capabilities of wireless sensor network nodes creates difficult computer science problems requiring research and novel engineering</text:p>
      <text:p text:style-name="P2"/>
      <text:p text:style-name="P3">II. DEPLOYING ON VOLC<text:span text:style-name="T2">Á</text:span>N REVENTADOR</text:p>
      <text:p text:style-name="P2">Volc<text:span text:style-name="T2">á</text:span>n Reventador is located in northern Ecuador, a three hour drive from the capital, Quito. Long dormant, Reventador reawakened suddenly in 2002, erupting with massive force. Ash thrown into the air blanketed the streets of Quito 100 km to the east, closing schools and the airport. Pyroclastic flows raced down the mountain flattening forests, displacing an oil pipeline, and severing a major highway. After 18 months of quiescence, renewed activity began in November 2004. During our deployment, Reventador's activity was characterized by discrete, relatively small explosive events, ejecting incandescent blocks, gas, and ash several times a day. Corresponding seismic activity was manifested by explosion earthquakes, extended-duration shaking (tremor), and shallow rock fracturing earthquakes that may have been associated with magma migration within the volcano.</text:p>
      <text:p text:style-name="P2"/>
      <text:p text:style-name="P2">Several features of Volc<text:span text:style-name="T2">á</text:span>n Reventador made it ideal for our experiment. Reaching 3,500 meters at its peak, Reventador sits at a low elevation compared to other Ecuadorean volcanoes making deployment less strenuous. Its climate is moderate with temperatures ranging between 10 and 30 degrees Celsius. Pyroclastic flows produced by the large explosion in 2002 left large parts of the flanks denuded of vegetation. With the effectiveness of our radio antennas severely degraded by obstacles to line-of-sight, the lack of vegetation simplified sensor node positioning.</text:p>
      <text:p text:style-name="P2"/>
      <text:p text:style-name="P2">Our base while working at Reventador was the Hosteria El Reventador, a small hotel located nearby on the highway from Quito to Lago Agria. The hotel provided us with space to set up our equipment and ran an electric generator to power our laptops and other equipment at the makeshift observatory.</text:p>
      <text:p text:style-name="P2"/>
      <text:p text:style-name="P4">A. Network Hardware</text:p>
      <text:p text:style-name="P2">Our network consisted of 16 stations equipped with seismic and acoustic sensors. Each station consisted of a Moteiv TMote Sky [2] wireless sensor network node, an 8 dBi 2.4GHz external omnidirectional antenna, seismometer, microphone, and a custom hardware interface board. Fourteen nodes were fitted with a Geospace Industrial GS-11 geophone, a single-axis seismometer with a corner frequency of 4.5 Hz, oriented in the vertical plane of motion. The remaining two nodes were equipped with triaxial Geospace Industries GS-1 seismometers with corner frequencies of 1 Hz, yielding separate signals in each of the three axes.</text:p>
      <text:p text:style-name="P2"/>
      <text:p text:style-name="P2">The TMote Sky is a descendant of the UC Berkeley Mica "mote" sensor node. It features a Texas Instruments MSP430 microcontroller, 48 KB of program memory, 10 KB of SRAM, 1 MByte of external flash memory and a 2.4GHz Chipcon CC2420 IEEE 802.11.4 radio. The TMote Sky was designed to run TinyOS [3], and all of our software development made use of this environment. We chose the TMote Sky for several reasons. The MSP430 microprocessor provides a large number of configurable ports, easily supporting external devices. The large amount of flash memory was useful for buffering collected data, as described below.</text:p>
      <text:p text:style-name="P2"/>
      <text:p text:style-name="P2">We built a custom hardware board to integrate the TMote Sky with the seismoacoustic sensors. The board features up to four Texas Instruments AD7710 analog to digital converters (ADCs) providing up to 24 bits per channel of resolution. Although the MSP430 microcontroller provides on-board ADCs, they are unsuitable for our application. First, they provide only 16 bits of resolution while we required at least 20 bits. Second, seismoacoustic signals require an aggressive filter centered around 50 Hz. Due to the infeasibility of implementing such a filter using analog components, it is usually approximated digitally, requiring several factors of oversampling. To perform this filtering, the AD7710 is sampling at over 30 kHz while presenting an output word rate of 100 Hz. The high sample rate and computation required by digital filtering are best delegated to a specialized device.</text:p>
      <text:p text:style-name="P2"/>
      <text:p text:style-name="P2">Each sensor node was powered by a pair of alkaline D cell batteries. The remote location of our network made it important to choose batteries maximizing node lifetime. D cells provided the best combination of low cost and high capacity, and are able to power a node for over a week. Approximately 75% of the power drawn by each node is consumed by the sensor interface board, primarily due to the high power consumption of the ADCs. During our three week deployment we swapped batteries between 4 and 5 times. This was more often than strictly necessary, but battery changes were often performed while visiting nodes for other reasons.</text:p>
      <text:p text:style-name="P2"/>
      <text:p text:style-name="P4">B. Sensor Network Device Enclosures and Physical Setup</text:p>
      <text:p text:style-name="P2">A single sensor network node, interface board, and battery holder were all housed inside a small weatherproof and watertight Pelican case. We installed environmental connectors through the case allowing cables to external sensors and antennae to be attached without opening the case and disturbing the equipment inside. When working in wet and gritty conditions these became a tremendous asset.</text:p>
      <text:p text:style-name="P2"/>
      <text:p text:style-name="P2">Installing a station involved covering the Pelican case with rocks to anchor it and shield the contents from direct sunlight. Cables were run from the box to each sensor and to the antenna. The antenna was elevated on a 1.5 m length of PVC piping to reduce ground effects which reduce radio range. The seismometers were buried nearby, but far enough away to remain undisturbed by any wind-induced shaking of the antenna pole. The microphone was usually mounted on the antenna pole and shielded from the wind and elements with plastic tape. Installation took a matter of minutes and the equipment was sufficiently light and small that six stations could be carried in a large pack. The PVC poles were light but bulky and proved the most awkward part of each station to cart around.</text:p>
      <text:p text:style-name="P2"/>
      <text:p text:style-name="P4">C. Network Location and Topology</text:p>
      <text:p text:style-name="P2">We installed our stations in a roughly linear configuration, radiating away from the vent and producing an aperture of over 3 km. We attempted to position the stations as far apart as the radios on each node would allow. Although our antennas could maintain radio links of over 400 m, the geography at the deployment site occasionally required installing additional stations to maintain radio connectivity. Other times we would deploy a node expecting it to communicate with an immediate neighbor but later notice that that node was bypassing its closest companion in favor of a node closer to the base station. Most nodes communicated with the base station over three or fewer hops, but a few were moving data over as many as six.</text:p>
      <text:p text:style-name="P2"/>
      <text:p text:style-name="P2">In addition to the sensor nodes, several other pieces of equipment were used. Three Freewave [4] radio modems provided a long-distance, reliable radio link between the sensor network and the observatory laptop. Freewave modems at the deployment site and the observatory used a 9 dBi directional Yagi antenna to relay data via a repeater station, installed on a hill with good line-ofsight to both endpoints. Each Freewave required a car battery for power, recharged by solar panels. A small number of Crossbow [5] MicaZ sensor network nodes served in supporting roles. One interfaced between the network and the Freewave modem; another was attached to a GPS receiver to provide a global timebase.</text:p>
      <text:p text:style-name="P2"/>
      <text:p text:style-name="P3">III. SENSOR NETWORKS FOR VOLCANIC MONITORING</text:p>
      <text:p text:style-name="P2">Wireless sensor networks capable of assisting the study of volcanoes are exciting the geophysics community. The increased scale promised by lighter, faster-todeploy equipment will allow them to address scientific questions beyond the practical reach of current equipment. Today's typical volcanic data collection station consists of a group of bulky, heavy, power-hungry components, difficult to move and requiring car batteries for power. Remote deployments often require vehicle or helicopter assist to install equipment and perform maintenance. Local storage is also a limiting factor. Stations typically log data to a local Compact Flash card which must be periodically retrieved, requiring researchers to regularly return to each station.</text:p>
      <text:p text:style-name="P2"/>
      <text:p text:style-name="P2">These limitations make it difficult to deploy large networks of existing equipment. Yet these large-scale experiments hold out the possibility of achieving important insights into the inner workings of volcanoes. For example, volcanic tomography [6] is the study of a volcano's interior structure. Collecting and analyzing signals from multiple stations can produce precise mappings of the internal structure of the volcanic edifice. In general the precision and accuracy of these mappings increases as stations are added to the data collection network. Studies such as these may help resolve debates over the physical processes at work within the volcano's interior.</text:p>
      <text:p text:style-name="P2"/>
      <text:p text:style-name="P4">A. Scientific Requirements</text:p>
      <text:p text:style-name="P2">The geophysics community has well-established tools and techniques used to process the signals extracted by volcanic data collection networks. These analytical methods require that our wireless sensor network provide data of extremely high fidelity. A single missed or corrupted sample can invalidate an entire record. Small differences in sampling rates between two nodes can frustrate analysis. Samples must be accurately time-stamped to allow <text:span text:style-name="T5">comparisons between nodes and between networks.</text:span></text:p>
      <text:p text:style-name="P2"><text:span text:style-name="T5"/></text:p>
      <text:p text:style-name="P2"><text:span text:style-name="T5">An important feature of volcanic signals is that much of the data analysis focuses on discrete events, such as eruptions, earthquakes, or tremor activity. Although volcanoes differ significantly in the nature of their activity, during our deployment many of the interesting signals at Reventador spanned less than 60 sec and occurred at the rate of several dozen per day. This allowed us to design the network to capture time-limited events, rather than continuous signals.</text:span></text:p>
      <text:p text:style-name="P2"><text:span text:style-name="T5"/></text:p>
      <text:p text:style-name="P2"><text:span text:style-name="T5">This is not to say that recording individual events is adequate to answer all of the scientific questions volcanologists pose. Indeed, understanding long-term trends requires complete waveforms spanning long time intervals. However, the low radio bandwidth of typical wireless sensor nodes makes them inappropriate for these types of studies and for this reason we have focused on triggered event collection.</text:span></text:p>
      <text:p text:style-name="P2"><text:span text:style-name="T5"/></text:p>
      <text:p text:style-name="P2"><text:span text:style-name="T5">Volcanic studies also require large inter-node separations to obtain widely separated views of the seismic and infrasonic signals as they propagate. Array configurations used often consist of one or more, possibly intersecting, lines of sensors. The resulting topologies raise new challenges for sensor network design, as much previous work has focused on dense networks where </text:span>each node has a large number of neighbors. Linear configurations also affect achievable network bandwidth, which degrades as data must be transmitted over multiple hops. Node failure poses a serious problem in sparse networks because a single node failure can obscure a large portion of the network. </text:p>
      <text:p text:style-name="P2"/>
      <text:p text:style-name="P3">IV. SENSOR NETWORK APPLICATION DESIGN</text:p>
      <text:p text:style-name="P2">Given the current capabilities of wireless sensor network nodes, we set out to design a data collection network meeting the scientific requirements outlined above. Before motivating our design we provide a highlevel overview of network operation.</text:p>
      <text:p text:style-name="P2"/>
      <text:p text:style-name="P2"><text:span text:style-name="T6">A. Typical Network Operation</text:span></text:p>
      <text:p text:style-name="P2">Each node samples two or four channels of seismoacoustic data at 100 Hz, storing the data in local flash memory. Nodes also transmit periodic status messages and perform time synchronization, as described below. When a node detects an interesting event, it routes a message to the base station laptop. If enough nodes report an event within a short time interval, the laptop initiates data collection which proceeds in a round-robin fashion. Between 30 and 60 seconds of data is downloaded from each node with a reliable data collection protocol, ensuring that all buffered data from the event is retrieved. When data collection completes, nodes return to sampling and storing sensor data.</text:p>
      <text:p text:style-name="P2"/>
      <text:p text:style-name="P2"><text:span text:style-name="T6">B. Overcoming High Data Rates: Event Detection and Buffering</text:span></text:p>
      <text:p text:style-name="P2">When designing high data-rate sensing applications an important limitation of current sensor network nodes is their low radio bandwidth. IEEE 802.15.4 radios, such as the Chipcon CC2420, have raw data rates of around 30 KBytes/sec. However overheads caused by packet framing, medium access control (MAC), and multihop routing reduce the achievable data rate to less than 10 KBytes/sec even in a single-hop network.</text:p>
      <text:p text:style-name="P2"/>
      <text:p text:style-name="P2">As a result, nodes can acquire data faster than they can transmit. Simply logging data to local storage for later retrieval is also infeasible for these applications. The TMote Sky has 1 MByte of flash memory which fills in around 20 minutes on a two-component sensor node. Fortunately, many interesting volcanic events will fit in this buffer. For a typical earthquake or explosion at Reventador, 60 sec of data from each node is adequate. Therefore, we focused on developing a network to reliably collect data for short, discrete events.</text:p>
      <text:p text:style-name="P2"/>
      <text:p text:style-name="P2">Sampled data is stored in the local flash memory of the node, which is treated as a circular buffer. Each block of data is timestamped using the local node time, which can later be mapped onto a global time, as explained below. Each node runs an event detector on locallysampled data. Good event detection algorithms produce high event-detection rates while maintaining small falsepositive rates. The sensitivity of the detection algorithm links these two metrics: a more sensitive detector correctly identifies more events at the expense of producing more false positives.</text:p>
      <text:p text:style-name="P2"/>
      <text:p text:style-name="P2">The data set produced by our previous deployment at Volc<text:span text:style-name="T2">á</text:span>n Tungurahua [1] aided in the design of the event a detector. We implemented a short-term average/longterm average threshold detector, which computes two exponentially-weighted moving averages (EWMAs) with different gain constants. When the ratio between shortterm average and the long-term average exceeds a fixed threshold, the detector fires. The detector threshold allows nodes to distinguish between low-amplitude signals, perhaps caused by distant earthquakes, and highamplitude signals caused by nearby volcanic activity.</text:p>
      <text:p text:style-name="P2"/>
      <text:p text:style-name="P2">When the event detector on a node fires it routes a small message to the base station laptop. If enough nodes report events within a certain time window the laptop initiates data collection from the entire network (including nodes that did not report the event). This global filtering prevents spurious event detections from triggering a data collection cycle. Fetching 60 sec of data from all 16 nodes in the network takes approximately one hour. Because nodes can only buffer 20 minutes of eruption data locally each node pauses sampling and reporting events until its data has been uploaded. As the latency associated with data collection prevents our network from capturing all events, optimizing the data collection process is a focus of future work.</text:p>
      <text:p text:style-name="P2"><text:span text:style-name="T6"/></text:p>
      <text:p text:style-name="P4">C. Reliable Data Transmission and Time Synchronization</text:p>
      <text:p text:style-name="P2">Extracting high-fidelity data from a wireless sensor network is challenging for two primary reasons. First, the radio links are lossy and frequently asymmetrical. Second, the low-cost crystal oscillators on these nodes have low tolerances and therefore the clock rates vary across the network. Much prior research has focused on addressing these challenges.</text:p>
      <text:p text:style-name="P2"/>
      <text:p text:style-name="P2">We developed a reliable data-collection protocol, called <text:span text:style-name="T7">Fetch</text:span>, that retrieves buffered data from each node over a multihop network. Samples are buffered locally in <text:span text:style-name="T4">blocks</text:span> of 256 bytes, tagged with a sequence number and timestamp. During transmission each requested block is fragmented into a number of <text:span text:style-name="T4">chunks</text:span>, each sent in a single radio message. The base station laptop retrieves a block by flooding a request to the network using <text:span text:style-name="T7">Drip</text:span>, a variant of the TinyOS <text:span text:style-name="T7">Trickle</text:span> [7] data-dissemination protocol. The request contains the target node ID, the block sequence number, and a bitmap identifying missing chunks in the block.</text:p>
      <text:p text:style-name="P2"/>
      <text:p text:style-name="P2">The target node replies by sending the requested chunks over a multihop path to the base station. The routing tree is constructed using <text:span text:style-name="T7">MultiHopLQI</text:span>, a variant of the TinyOS <text:span text:style-name="T7">MintRoute</text:span> [8] routing protocol modified to select routes based on the CC2420 Link Quality Indicator (LQI) metric. Link-layer acknowledgments and retransmissions are used at each hop to improve reliability. Retrieving one minute of stored data from a twochannel sensor node requires fetching 206 blocks and can takes several minutes to complete, depending on the quality of the multihop path and the node's depth in the routing tree.</text:p>
      <text:p text:style-name="P2"/>
      <text:p text:style-name="P2">Scientific volcano studies require that sampled data be accurately timestamped; in our case, a global clock accuracy of 1 msec was sufficient. We chose to use the Flooding Time Synchronization Protocol (FTSP) [9] from Vanderbilt University to establish a global clock across our network. The published accuracy of FTSP is very high and the TinyOS code was straightforward to integrate into our application. One of the nodes used a Garmin GPS receiver to map the FTSP global time to GMT. Unfortunately, FTSP occasionally exhibited unexpected behavior which prevented nodes from accurately timestamping some data. We are currently developing techniques to correct the timestamps of our data set based on the large amount of status messages logged from each node, which provide a mapping from the local clock to the FTSP global time.</text:p>
      <text:p text:style-name="P2"/>
      <text:p text:style-name="P4">D. Command and Control</text:p>
      <text:p text:style-name="P2">A feature missing from most traditional volcanic data acquisition equipment is real-time network control and monitoring. The long-distance radio link between the observatory and the sensor network allowed the laptop to monitor and control the network's activity. We developed a Java-based GUI for monitoring the network's behavior and manually setting parameters, such as sampling rates and event detection thresholds. In addition, the GUI was responsible for controlling data collection following a triggered event, moving significant complexity out of the sensor network. All packets received by the laptop from the sensor network were logged, facilitating later analysis of the network's operation.</text:p>
      <text:p text:style-name="P2"/>
      <text:p text:style-name="P2">The GUI also displayed a table summarizing network state, based on the periodic status messages transmitted by each node. Each table entry included the node ID; local and global timestamps; various status flags; the amount of locally-stored data; depth, parent, and radio link quality in the routing tree; and the node's temperature and battery voltage. This functionality greatly aided sensor deployment, as a team member could rapidly determine whether a new node had joined the network and the quality of its radio connectivity.</text:p>
      <text:p text:style-name="P2"/>
      <text:p text:style-name="P3">V. OBSERVATIONS, FUTURE WORK AND CONCLUSIONS</text:p>
      <text:p text:style-name="P2">Our sensor network at Volc<text:span text:style-name="T2">á</text:span>n Reventador was deployed for three weeks, during which time we collected seismoacoustic signals from 230 events. We have only just begun the process of rigorously analyzing our system's performance, but here we share some early observations as well as knowledge acquired in the field.</text:p>
      <text:p text:style-name="P2"/>
      <text:p text:style-name="P2">In general, we were pleased with the performance of our system. During the 19-day deployment, we were able to retrieve data from the network 61% of the time. Many short outages occurred because, due to the volcano's remote location, it was often impossible to power the logging laptop around the clock. By far the longest continuous network outage was caused by a software component failure which took the system offline for 3 days, until researchers returned to the deployment site to address the problem.</text:p>
      <text:p text:style-name="P2"/>
      <text:p text:style-name="P2">Our event-triggered model worked well. During the deployment, 230 eruptions were detected, and we logged nearly 107 MBytes of data. By examining the data downloaded from the network we were able to verify that the local and global event detectors were functioning properly. As described above, we disabled sampling during data collection, implying that two back-to-back events will not be recorded by the system. In some instances, this meant that a small seismic event would trigger data collection and a large explosion shortly thereafter would be missed. We plan to revisit our approach to event detection and data collection to take this into account.</text:p>
      <text:p text:style-name="P2"/>
      <text:p text:style-name="P2">This deployment raises many exciting directions for future work. We plan to continue improving our sensor network design and pursuing additional deployments at active volcanoes. This work will focus on improving event detection and prioritization, as well as optimization of the data collection path. We hope to deploy a much larger (100 node) array for several months, with continuous Internet connectivity via a satellite uplink. We are collaborating with the SensorWebs project at NASA and JPL to allow our ground-based sensor network to trigger satellite imaging of the volcano after a large eruption. We assembled equipment required to test this idea at Reventador but were unable to establish a reliable Internet connection at the deployment site.</text:p>
      <text:p text:style-name="P2"/>
      <text:p text:style-name="P2">A more ambitious research goal involves sophisticated distributed data processing within the sensor network itself. For example, sensor nodes can collaborate to perform calculations of energy release, signal correlation, source localization, and perhaps tomographic imaging of the volcanic edifice. By pushing this computation into the network, we can greatly reduce the radio bandwidth requirements and scale up to much larger arrays. We are excited by the opportunities that sensor networks have opened up for geophysical studies.</text:p>
      <text:p text:style-name="P2"/>
      <text:p text:style-name="P3">FIGURE CAPTIONS</text:p>
      <text:p text:style-name="P2">1. Schematic representation of our sensor network architecture.</text:p>
      <text:p text:style-name="P2">2. Example of an event captured by our network. Only seismic signals are shown. The event shown was a Volcano Tectonic (VT) event and had no interesting acoustic component. Data shown has undergone several rounds of post-processing including mapping to GMT time.</text:p>
      <text:p text:style-name="P2">3. One of our two-component stations. The blue Pelican Case contains the wireless sensor network node and hardware interface board. The external antenna is mounted on the PVC pole to reduce ground effects. A microphone is taped to the PVC pole and a single seismometer is buried nearby.</text:p>
      <text:p text:style-name="P2"/>
      <text:p text:style-name="P3">REFERENCES</text:p>
      <text:p text:style-name="P2">[1] G. Werner-Allen, J. Johnson, M. Ruiz, J. Lees, and M. Welsh, "Monitoring volcanic eruptions with a wireless sensor network," in Proc. Second European Workshop on Wireless Sensor Networks (EWSN'05), January 2005.</text:p>
      <text:p text:style-name="P2">[2] Moteiv, Inc., <text:a xlink:type="simple" xlink:href="http://www.moteiv.com/">http://www.moteiv.com</text:a>.</text:p>
      <text:p text:style-name="P2">[3] J. Hill, R. Szewczyk, A. Woo, S. Hollar, D. E. Culler, and K. S. J. Pister, "System architecture directions for networked sensors," in Proc. the 9th International Conference on Architectural Support for Programming Languages and Operating Systems, Boston, MA, USA, Nov. 2000, pp. 93-104.</text:p>
      <text:p text:style-name="P2">[4] Freewave Technologies, http://www.freewave.com. </text:p>
      <text:p text:style-name="P2">[5] Crossbow Technology Inc., <text:a xlink:type="simple" xlink:href="http://www.xbow.com/">http://www.xbow.com</text:a>.</text:p>
      <text:p text:style-name="P2">[6] J. M. Lees, "The magma system of mount st. helens: Non-linear high resolution p-wave tomography," Journal of Volcanic and Geothermal Research, vol. 53, no. 1-4, pp. 103-116. </text:p>
      <text:p text:style-name="P2">[7] P. Levis, N. Patel, S. Shenker, and D. Culler, "Trickle: A selfregulating algorithm for code propagation and maintenance in wireless sensor networks," in Proc. the First USENIX/ACM Symposium on Networked Systems Design and Implementation (NSDI), 2004.</text:p>
      <text:p text:style-name="P2">[8] A. Woo, T. Tong, and D. Culler, "Taming the underlying challenges of reliable multihop routing in sensor networks," in Proc. the First ACM Conference on Embedded Networked Sensor Systems (SenSys 2003), November 2003.</text:p>
      <text:p text:style-name="Preformatted_20_Text"><text:span text:style-name="T8">[9] M. Maroti, B. Kusy, G. Simon, and A. Ledeczi, "The flooding time synchronization protocol," in Second ACM Conference on Embedded Networked Sensor Systems, November 20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DKDDM+NimbusRomNo9L-Regu" svg:font-family="SDKDDM+NimbusRomNo9L-Regu"/>
    <style:font-face style:name="Bitstream Vera Sans Mono" svg:font-family="'Bitstream Vera Sans Mono'" style:font-pitch="fixed"/>
    <style:font-face style:name="Courier New" svg:font-family="'Courier New'" style:font-family-generic="modern" style:font-pitch="fixed"/>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6-01-01T20:07:20</meta:creation-date>
    <dc:creator>Geoffrey Werner-Allen</dc:creator>
    <dc:date>2006-01-01T20:47:50</dc:date>
    <dc:language>en-US</dc:language>
    <meta:editing-cycles>23</meta:editing-cycles>
    <meta:editing-duration>PT40M30S</meta:editing-duration>
    <meta:user-defined meta:name="Info 1"/>
    <meta:user-defined meta:name="Info 2"/>
    <meta:user-defined meta:name="Info 3"/>
    <meta:user-defined meta:name="Info 4"/>
    <meta:document-statistic meta:table-count="0" meta:image-count="0" meta:object-count="0" meta:page-count="12" meta:paragraph-count="74" meta:word-count="4222" meta:character-count="27265"/>
  </office:meta>
</office:document-meta>
</file>